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48dc" officeooo:paragraph-rsid="000f48dc"/>
    </style:style>
    <style:style style:name="P2" style:family="paragraph" style:parent-style-name="Standard">
      <style:text-properties style:text-underline-style="solid" style:text-underline-width="auto" style:text-underline-color="font-color" fo:font-weight="bold" officeooo:rsid="000f48dc" officeooo:paragraph-rsid="000f48d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2462a" officeooo:paragraph-rsid="0012462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e868" officeooo:paragraph-rsid="0013e868"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67a10" officeooo:paragraph-rsid="00167a10"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6a77f" officeooo:paragraph-rsid="0016a77f" style:font-weight-asian="bold" style:font-weight-complex="bold"/>
    </style:style>
    <style:style style:name="P7" style:family="paragraph" style:parent-style-name="Standard">
      <style:text-properties style:text-underline-style="none" fo:font-weight="normal" officeooo:rsid="000f48dc" officeooo:paragraph-rsid="000f48dc" style:font-weight-asian="normal" style:font-weight-complex="normal"/>
    </style:style>
    <style:style style:name="P8" style:family="paragraph" style:parent-style-name="Standard">
      <style:text-properties style:text-underline-style="none" fo:font-weight="normal" officeooo:rsid="00110416" officeooo:paragraph-rsid="00110416" style:font-weight-asian="normal" style:font-weight-complex="normal"/>
    </style:style>
    <style:style style:name="P9" style:family="paragraph" style:parent-style-name="Standard">
      <style:text-properties style:text-underline-style="none" fo:font-weight="normal" officeooo:rsid="00129b2b" officeooo:paragraph-rsid="00129b2b" style:font-weight-asian="normal" style:font-weight-complex="normal"/>
    </style:style>
    <style:style style:name="P10" style:family="paragraph" style:parent-style-name="Standard">
      <style:text-properties style:text-underline-style="none" fo:font-weight="normal" officeooo:rsid="0013e868" officeooo:paragraph-rsid="0013e868" style:font-weight-asian="normal" style:font-weight-complex="normal"/>
    </style:style>
    <style:style style:name="P11" style:family="paragraph" style:parent-style-name="Standard">
      <style:text-properties style:text-underline-style="none" fo:font-weight="normal" officeooo:rsid="001528cb" officeooo:paragraph-rsid="001528cb" style:font-weight-asian="normal" style:font-weight-complex="normal"/>
    </style:style>
    <style:style style:name="P12" style:family="paragraph" style:parent-style-name="Standard">
      <style:text-properties style:text-underline-style="none" fo:font-weight="normal" officeooo:rsid="001605bf" officeooo:paragraph-rsid="001605bf" style:font-weight-asian="normal" style:font-weight-complex="normal"/>
    </style:style>
    <style:style style:name="P13" style:family="paragraph" style:parent-style-name="Standard">
      <style:text-properties style:text-underline-style="none" fo:font-weight="normal" officeooo:rsid="00167a10" officeooo:paragraph-rsid="00167a10" style:font-weight-asian="normal" style:font-weight-complex="normal"/>
    </style:style>
    <style:style style:name="P14" style:family="paragraph" style:parent-style-name="Standard">
      <style:text-properties style:text-underline-style="none" fo:font-weight="normal" officeooo:rsid="0016a77f" officeooo:paragraph-rsid="0016a77f" style:font-weight-asian="normal" style:font-weight-complex="normal"/>
    </style:style>
    <style:style style:name="P15" style:family="paragraph" style:parent-style-name="Standard">
      <style:text-properties style:text-underline-style="none" fo:font-weight="normal" officeooo:rsid="0016b69d" officeooo:paragraph-rsid="0016b69d" style:font-weight-asian="normal" style:font-weight-complex="normal"/>
    </style:style>
    <style:style style:name="P16" style:family="paragraph" style:parent-style-name="Standard">
      <style:text-properties style:text-underline-style="none" fo:font-weight="normal" officeooo:rsid="0016ed86" officeooo:paragraph-rsid="0016ed86" style:font-weight-asian="normal" style:font-weight-complex="normal"/>
    </style:style>
    <style:style style:name="P17" style:family="paragraph" style:parent-style-name="Standard">
      <style:text-properties style:text-underline-style="none" fo:font-weight="normal" officeooo:rsid="0016b69d" officeooo:paragraph-rsid="0016b69d" style:font-weight-asian="normal" style:font-weight-complex="normal"/>
    </style:style>
    <style:style style:name="P18" style:family="paragraph" style:parent-style-name="Standard">
      <style:text-properties style:text-underline-style="none" fo:font-weight="normal" officeooo:rsid="0016b69d" officeooo:paragraph-rsid="001e4994" style:font-weight-asian="normal" style:font-weight-complex="normal"/>
    </style:style>
    <style:style style:name="P19" style:family="paragraph" style:parent-style-name="Standard">
      <style:text-properties style:text-underline-style="none" fo:font-weight="normal" officeooo:rsid="0016ed86" officeooo:paragraph-rsid="001e4994" style:font-weight-asian="normal" style:font-weight-complex="normal"/>
    </style:style>
    <style:style style:name="P20" style:family="paragraph" style:parent-style-name="Standard">
      <style:text-properties style:text-underline-style="none" fo:font-weight="normal" officeooo:rsid="001e4994" officeooo:paragraph-rsid="001e4994" style:font-weight-asian="normal" style:font-weight-complex="normal"/>
    </style:style>
    <style:style style:name="P21" style:family="paragraph" style:parent-style-name="Standard">
      <style:text-properties style:text-underline-style="solid" style:text-underline-width="auto" style:text-underline-color="font-color" fo:font-weight="bold" officeooo:rsid="001e4994" officeooo:paragraph-rsid="001e4994" style:font-weight-asian="bold" style:font-weight-complex="bold"/>
    </style:style>
    <style:style style:name="T1" style:family="text">
      <style:text-properties style:text-position="super 58%"/>
    </style:style>
    <style:style style:name="T2" style:family="text">
      <style:text-properties officeooo:rsid="0016b69d"/>
    </style:style>
    <style:style style:name="T3" style:family="text">
      <style:text-properties officeooo:rsid="0016ed86"/>
    </style:style>
    <style:style style:name="T4" style:family="text">
      <style:text-properties officeooo:rsid="0019bb49"/>
    </style:style>
    <style:style style:name="T5" style:family="text">
      <style:text-properties officeooo:rsid="001a82e6"/>
    </style:style>
    <style:style style:name="T6" style:family="text">
      <style:text-properties officeooo:rsid="001ae18c"/>
    </style:style>
    <style:style style:name="T7" style:family="text">
      <style:text-properties officeooo:rsid="001cdc5a"/>
    </style:style>
    <style:style style:name="T8" style:family="text">
      <style:text-properties officeooo:rsid="001e49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2L Project</text:p>
      <text:p text:style-name="P1"/>
      <text:p text:style-name="P2">Game type</text:p>
      <text:p text:style-name="P1">2d infinite running side scroller.</text:p>
      <text:p text:style-name="P1"/>
      <text:p text:style-name="P2">Objective</text:p>
      <text:p text:style-name="P1">Player gets points for distance traveled and for enemies killed.</text:p>
      <text:p text:style-name="P1"/>
      <text:p text:style-name="P2">Controls</text:p>
      <text:p text:style-name="P7">Space Bar: jump <text:span text:style-name="T4">to next floor</text:span></text:p>
      <text:p text:style-name="P7">J: first power up<text:span text:style-name="T4">(Not Implemented)</text:span></text:p>
      <text:p text:style-name="P7">K: second power up<text:span text:style-name="T4">(Not Implement</text:span></text:p>
      <text:p text:style-name="P12"><text:span text:style-name="T4">F</text:span>: drop down a floor</text:p>
      <text:p text:style-name="P12"/>
      <text:p text:style-name="P5">About Movement</text:p>
      <text:p text:style-name="P13">The player is normally moving forward and has the ability to <text:span text:style-name="T2">J</text:span>ump <text:span text:style-name="T2">U</text:span>p a level or <text:span text:style-name="T2">D</text:span>rop <text:span text:style-name="T2">D</text:span>own to a lower level. There are 3 levels, meaning the player can't jump to a level higher that the 3<text:span text:style-name="T1">rd</text:span> level, or drop down <text:s/>to a level lower than the 1<text:span text:style-name="T1">st</text:span>. </text:p>
      <text:p text:style-name="P7"/>
      <text:p text:style-name="P3">About Power ups<text:span text:style-name="T5">(Not Implemented)</text:span></text:p>
      <text:p text:style-name="P8">Power ups spawn randomly on the screen. If the player picks up the power up, then it can now be used by pressing the appropriate button(J or K) that is listed at the top of the screen. A player can only have up to 2 power ups at a time. If the player picks up a power up when the player already has 2, the the oldest power up is removed and the newest power up is available. When a new power up is added, the button that activates the power up is also changed. </text:p>
      <text:p text:style-name="P8"/>
      <text:p text:style-name="P3">Power Up List<text:span text:style-name="T6">(Not Implemented)</text:span></text:p>
      <text:p text:style-name="P9">slow power up: slows down movement speed, and jump speed of the player and enemies. Because of the reduction in speed, the player receives less passive points.</text:p>
      <text:p text:style-name="P9"/>
      <text:p text:style-name="P9">Speed power up: increases movement speed, and jump speed of the player and enemies. Because of the increase in speed, the player receives more passive points.</text:p>
      <text:p text:style-name="P9"/>
      <text:p text:style-name="P10">Stop time: enemies are frozen for a short time, but still allowing the player to vertically.</text:p>
      <text:p text:style-name="P10"/>
      <text:p text:style-name="P10">Uppercut: Player does an uppercut that kills any enemies that are near the Player. The uppercut sends the player up in the air a small distance. The player can jump after the uppercut if the player had not jumped prior to using the uppercut. The player can jump, then use the uppercut as a means of jumping in the air.</text:p>
      <text:p text:style-name="P10"/>
      <text:p text:style-name="P10">Stomp: the player can activate this ability either on the ground or in the air. If the player is on the ground, the player will start an uninterruptible animation that involves the player jumping into the air and landing on the ground forcefully, killing any enemies that touch the player while he falls. If the Player uses the ability in the air, then the player just slams down into the ground, killing any enemies that make contact with the player. </text:p>
      <text:p text:style-name="P10"/>
      <text:p text:style-name="P4">Enem<text:span text:style-name="T7">y(Collsion not Implemented)</text:span></text:p>
      <text:p text:style-name="P11">Ghost: enemy that damages the player if it comes in contact with the player. Has variable speed and a variable jump time. Killing this unit gives the Player points. </text:p>
      <text:p text:style-name="P11"><text:soft-page-break/></text:p>
      <text:p text:style-name="P6">Progress</text:p>
      <text:p text:style-name="P14">Sprite sheet for the player character has been set up.</text:p>
      <text:p text:style-name="P14"><text:tab/>Images were too small so the image had to be increased in size. This made the images blurry.</text:p>
      <text:p text:style-name="P14"><text:tab/>Running animation works correctly using the Mario sprites.</text:p>
      <text:p text:style-name="P14"><text:tab/>Jump animation works correctly for the player character.</text:p>
      <text:p text:style-name="P14">User is able to press buttons in order to make the player character jump.</text:p>
      <text:p text:style-name="P15">Player is setup to run slow(for the Slow Power up) and quickly(for the Speed up Power up)</text:p>
      <text:p text:style-name="P15">Moving floor is partially implemented.</text:p>
      <text:p text:style-name="P15">Documentation for everything related to the Player aside from Drop Down is completed.</text:p>
      <text:p text:style-name="P15">Sprite sheet for the Ghost enemy has been attained but also made blurry because of the changing in size.</text:p>
      <text:p text:style-name="P18">Complete<text:span text:style-name="T8">d</text:span> the moving floor for the 1<text:span text:style-name="T1">st</text:span> floor as well as 2<text:span text:style-name="T1">nd</text:span> and 3<text:span text:style-name="T1">rd</text:span> floors. </text:p>
      <text:p text:style-name="P18"><text:tab/>Complete Documentation related to the floors.</text:p>
      <text:p text:style-name="P18"><text:span text:style-name="T8">Completed</text:span> Drop Down <text:span text:style-name="T3">for the Player.</text:span></text:p>
      <text:p text:style-name="P19"><text:tab/>Complete<text:span text:style-name="T8">d </text:span>Documentation for the Drop Down ability.</text:p>
      <text:p text:style-name="P19">Implement<text:span text:style-name="T8">ed</text:span> Ghost <text:span text:style-name="T8">Sprite and movement</text:span></text:p>
      <text:p text:style-name="P19"><text:tab/>Complete documentation for the Ghost.</text:p>
      <text:p text:style-name="P15"/>
      <text:p text:style-name="P21">Unimplemented Features</text:p>
      <text:p text:style-name="P20">Implement Ghost Collision with player</text:p>
      <text:p text:style-name="P16">Implement Power ups.</text:p>
      <text:p text:style-name="P16"><text:tab/>Complete documentation for the Power Ups.</text:p>
      <text:p text:style-name="P16">Implement Scoring System.</text:p>
      <text:p text:style-name="P16"><text:tab/>Complete documentation for Scoring System.</text:p>
      <text:p text:style-name="P15">Unblur the images for the Player sprite as well as for the Ghost sprite.</text:p>
      <text:p text:style-name="P20">Implement Player loss screen</text:p>
      <text:p text:style-name="P16">Implement Score sa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astic </meta:initial-creator>
    <meta:creation-date>2015-05-28T22:20:50.634321250</meta:creation-date>
    <dc:date>2015-06-07T23:31:30.140401145</dc:date>
    <meta:editing-duration>PT4H39M52S</meta:editing-duration>
    <meta:editing-cycles>13</meta:editing-cycles>
    <meta:generator>LibreOffice/4.2.8.2$Linux_X86_64 LibreOffice_project/420m0$Build-2</meta:generator>
    <meta:document-statistic meta:table-count="0" meta:image-count="0" meta:object-count="0" meta:page-count="2" meta:paragraph-count="47" meta:word-count="639" meta:character-count="3658" meta:non-whitespace-character-count="3052"/>
  </office:meta>
</office:document-meta>
</file>